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5eb2" officeooo:paragraph-rsid="001d5eb2"/>
    </style:style>
    <style:style style:name="P2" style:family="paragraph" style:parent-style-name="Standard">
      <style:text-properties officeooo:rsid="001de220" officeooo:paragraph-rsid="001de2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 </text:p>
      <text:p text:style-name="P1"/>
      <text:p text:style-name="P1">J’ai comprit tout ce que j’ai fait , mais je pense que c’est pas forcément les meilleures des solutions pour les tables et leurs contenus.</text:p>
      <text:p text:style-name="P1">Je n’ai pas encore tout à fait maîtrisé les clés primaires et étrangères même si je vois ce que c’est.</text:p>
      <text:p text:style-name="P2">J’aurai put incorporer les clés primaires et étrangères en même temps que la création des tables mais je me suis dit que j’allais déjà m’occuper de les créer avant de bien me prendre la tête avec les c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3:03:47.030373034</meta:creation-date>
    <dc:date>2019-09-03T23:08:22.353729594</dc:date>
    <meta:editing-duration>PT4M34S</meta:editing-duration>
    <meta:editing-cycles>3</meta:editing-cycles>
    <meta:generator>LibreOffice/6.0.7.3$Linux_X86_64 LibreOffice_project/00m0$Build-3</meta:generator>
    <meta:document-statistic meta:table-count="0" meta:image-count="0" meta:object-count="0" meta:page-count="1" meta:paragraph-count="4" meta:word-count="86" meta:character-count="453" meta:non-whitespace-character-count="370"/>
  </office:meta>
</office:document-meta>
</file>